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E00000480F8C9824072C97C4A.png" manifest:media-type="image/png"/>
  <manifest:file-entry manifest:full-path="Pictures/1000020100000317000002EADC5C05F0F1D8D5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it" fo:country="IT" fo:font-weight="normal" officeooo:rsid="0019d661" officeooo:paragraph-rsid="0019d661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language="it" fo:country="IT" fo:font-weight="normal" officeooo:rsid="0019d661" officeooo:paragraph-rsid="0025a39b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6pt" fo:language="it" fo:country="IT" officeooo:rsid="0019d661" officeooo:paragraph-rsid="0019d66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it" fo:country="IT" fo:font-weight="bold" officeooo:rsid="0019d661" officeooo:paragraph-rsid="0019d66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it" fo:country="IT" fo:font-weight="bold" officeooo:rsid="0019d661" officeooo:paragraph-rsid="0025a39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language="it" fo:country="IT" fo:font-weight="bold" officeooo:rsid="001cef37" officeooo:paragraph-rsid="001cef37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it" fo:country="IT" fo:font-weight="bold" officeooo:rsid="001cef37" officeooo:paragraph-rsid="0025a39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language="it" fo:country="IT" fo:font-weight="bold" officeooo:rsid="0019d661" officeooo:paragraph-rsid="0019d661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language="it" fo:country="IT" officeooo:rsid="0019d661" officeooo:paragraph-rsid="0019d661" style:font-size-asian="24pt" style:font-size-complex="24pt"/>
    </style:style>
    <style:style style:name="P10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9d661" officeooo:paragraph-rsid="0019d66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9d661" officeooo:paragraph-rsid="0025a39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cef37" officeooo:paragraph-rsid="001cef3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cef37" officeooo:paragraph-rsid="0025a39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cef37" officeooo:paragraph-rsid="00272a9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f65ea" officeooo:paragraph-rsid="001f65e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f65ea" officeooo:paragraph-rsid="0025a39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c562f" officeooo:paragraph-rsid="0025a39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it" fo:country="IT" fo:font-weight="normal" officeooo:rsid="0027b3cd" officeooo:paragraph-rsid="0027b3c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cef37" officeooo:paragraph-rsid="001cef3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cef37" officeooo:paragraph-rsid="0025a39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ecc59" officeooo:paragraph-rsid="001ecc59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ecc59" officeooo:paragraph-rsid="0025a39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language="it" fo:country="IT" officeooo:rsid="0019d661" officeooo:paragraph-rsid="0019d661"/>
    </style:style>
    <style:style style:name="P24" style:family="paragraph" style:parent-style-name="Footnote">
      <style:text-properties officeooo:rsid="001f65ea" officeooo:paragraph-rsid="001f65ea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language="it" fo:country="IT" fo:font-weight="normal" officeooo:rsid="0019d661" officeooo:paragraph-rsid="0019d661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language="it" fo:country="IT" fo:font-weight="normal" officeooo:rsid="0019d661" officeooo:paragraph-rsid="001c562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it" fo:country="IT" fo:font-weight="normal" officeooo:rsid="0019d661" officeooo:paragraph-rsid="0019d661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language="it" fo:country="IT" fo:font-weight="normal" officeooo:rsid="001baa30" officeooo:paragraph-rsid="001baa30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language="it" fo:country="IT" fo:font-weight="normal" officeooo:rsid="001c562f" officeooo:paragraph-rsid="001c562f" style:font-size-asian="14pt" style:font-weight-asian="normal" style:font-size-complex="14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4pt" fo:language="it" fo:country="IT" fo:font-weight="normal" officeooo:rsid="001cef37" officeooo:paragraph-rsid="001cef37" style:font-size-asian="14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4pt" fo:language="it" fo:country="IT" fo:font-weight="normal" officeooo:rsid="001f65ea" officeooo:paragraph-rsid="001f65ea" style:font-size-asian="14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4pt" fo:language="it" fo:country="IT" fo:font-weight="normal" officeooo:rsid="0024192d" officeooo:paragraph-rsid="0024192d" style:font-size-asian="14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4pt" fo:language="it" fo:country="IT" fo:font-weight="normal" officeooo:rsid="00227aab" officeooo:paragraph-rsid="00227aab" style:font-size-asian="14pt" style:font-weight-asian="normal" style:font-size-complex="14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4pt" fo:language="it" fo:country="IT" fo:font-weight="normal" officeooo:rsid="00272a90" officeooo:paragraph-rsid="00272a90" style:font-size-asian="14pt" style:font-weight-asian="normal" style:font-size-complex="14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fo:font-size="14pt" fo:language="it" fo:country="IT" fo:font-weight="normal" officeooo:rsid="00272a90" officeooo:paragraph-rsid="00272a90" style:font-size-asian="14pt" style:font-weight-asian="normal" style:font-size-complex="14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font-size="14pt" fo:language="it" fo:country="IT" fo:font-weight="normal" officeooo:rsid="00295951" officeooo:paragraph-rsid="00295951" style:font-size-asian="14pt" style:font-weight-asian="normal" style:font-size-complex="14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4pt" fo:language="it" fo:country="IT" fo:font-weight="normal" officeooo:rsid="00296960" officeooo:paragraph-rsid="00296960" style:font-size-asian="14pt" style:font-weight-asian="normal" style:font-size-complex="14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4pt" fo:language="it" fo:country="IT" fo:font-weight="normal" officeooo:rsid="002c8ba0" officeooo:paragraph-rsid="002c8ba0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4pt" fo:language="it" fo:country="IT" fo:font-weight="normal" officeooo:rsid="002c8ba0" officeooo:paragraph-rsid="002c8ba0" style:font-size-asian="14pt" style:font-weight-asian="normal" style:font-size-complex="14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4pt" fo:language="it" fo:country="IT" fo:font-weight="normal" officeooo:rsid="002d36a7" officeooo:paragraph-rsid="002d36a7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4pt" fo:language="it" fo:country="IT" fo:font-weight="normal" officeooo:rsid="001ecc59" officeooo:paragraph-rsid="001ecc59" style:font-size-asian="12.25pt" style:font-weight-asian="normal" style:font-size-complex="14pt" style:font-weight-complex="normal"/>
    </style:style>
    <style:style style:name="T1" style:family="text">
      <style:text-properties officeooo:rsid="0019d661"/>
    </style:style>
    <style:style style:name="T2" style:family="text">
      <style:text-properties officeooo:rsid="001baa30"/>
    </style:style>
    <style:style style:name="T3" style:family="text">
      <style:text-properties officeooo:rsid="001f65ea"/>
    </style:style>
    <style:style style:name="T4" style:family="text">
      <style:text-properties officeooo:rsid="0025a39b"/>
    </style:style>
    <style:style style:name="T5" style:family="text">
      <style:text-properties officeooo:rsid="00272a90"/>
    </style:style>
    <style:style style:name="T6" style:family="text">
      <style:text-properties officeooo:rsid="00296960"/>
    </style:style>
    <style:style style:name="T7" style:family="text">
      <style:text-properties officeooo:rsid="002b4e87"/>
    </style:style>
    <style:style style:name="T8" style:family="text">
      <style:text-properties officeooo:rsid="002d36a7"/>
    </style:style>
    <style:style style:name="T9" style:family="text">
      <style:text-properties officeooo:rsid="002eb7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rogetto Programmazione Java</text:p>
      <text:p text:style-name="P8"/>
      <text:p text:style-name="P9">A.A. 2015-2016</text:p>
      <text:p text:style-name="P9"/>
      <text:p text:style-name="P9"/>
      <text:p text:style-name="P9"/>
      <text:p text:style-name="P8">Analisi</text:p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ambod Rahmani</text:p>
      <text:p text:style-name="P4"><text:soft-page-break/>Server</text:p>
      <text:p text:style-name="P1"/>
      <text:p text:style-name="P1"><draw:frame draw:style-name="fr1" draw:name="Image1" text:anchor-type="paragraph" svg:width="6.9252in" svg:height="6.5307in" draw:z-index="0"><draw:image xlink:href="Pictures/1000020100000317000002EADC5C05F0F1D8D584.png" xlink:type="simple" xlink:show="embed" xlink:actuate="onLoad"/></draw:frame></text:p>
      <text:p text:style-name="P1"/>
      <text:p text:style-name="P4">Vista Dinamica</text:p>
      <text:p text:style-name="P1"/>
      <text:list xml:id="list7630733000737664130" text:style-name="L1">
        <text:list-item>
          <text:p text:style-name="P25">All'avvio dell'applicativo, il Server legge dal file di configurazione l'eventuale porta sul quale il Server è stato avviato l'ultima volta e lo carica in txtFServerPort. Carica anche gli ultimi N Logs dell'ultima volta che è stato avviato;</text:p>
        </text:list-item>
        <text:list-item>
          <text:p text:style-name="P25">L'utente può la porta su cui avviare il Server in txtFServerPort;</text:p>
        </text:list-item>
        <text:list-item>
          <text:p text:style-name="P25">Quando l'utente preme il pulsante btnStartServer, viene avviato il SocketServer;</text:p>
        </text:list-item>
        <text:list-item>
          <text:p text:style-name="P25">Il testo del pulsante btnStartServer viene cambiato da “Avvia Server” in “Ferma <text:soft-page-break/>Server”;</text:p>
        </text:list-item>
        <text:list-item>
          <text:p text:style-name="P28">Ora l'utente può utilizzare il <text:span text:style-name="T1">btnStartServer </text:span>per fermare il ServerSocket correntemente avviato; Il testo <text:span text:style-name="T1">del pulsante btnStartServer viene cambiato da “</text:span>Ferma<text:span text:style-name="T1"> Server” in “</text:span>Avvia<text:span text:style-name="T1"> Server” </text:span>per permettere una nuova esecuzione del Server;</text:p>
        </text:list-item>
        <text:list-item>
          <text:p text:style-name="P25"><text:span text:style-name="T2">Quando il </text:span>Server viene avviato sulla porta indicata, rimane in attesa delle connessioni dai Clients;</text:p>
        </text:list-item>
        <text:list-item>
          <text:p text:style-name="P25">Viene avviato anche il processo di Logging del Server che inserisce in txtFServerLogs gli ultimi eventi registrati;</text:p>
        </text:list-item>
        <text:list-item>
          <text:p text:style-name="P28">In esecuzione, il Server si occupa di ricevere i <text:s/>messaggi dai vari Clients e smistarli ai rispettivi destinatari;</text:p>
        </text:list-item>
        <text:list-item>
          <text:p text:style-name="P26">L'utente può accedere alla finestra contenente le impostazioni riguardanti il Server utilizzando il pulsante “Impostazioni Server”;</text:p>
        </text:list-item>
        <text:list-item>
          <text:p text:style-name="P25">Una volta inserite le impostazioni, può salvare queste premendo il pulsante “Salva Impostazioni” che memorizza nel file di configurazione locale le impostazioni inserite e chiude la finestra;</text:p>
        </text:list-item>
        <text:list-item>
          <text:p text:style-name="P29">Alla chiusura della finestra del Server, viene arrestato il ServerSocket in esecuzione, vengono salvati in cache gli N logs indicati e infine viene terminato l'applicativo.</text:p>
        </text:list-item>
        <text:list-item>
          <text:p text:style-name="P39">Nel caso venga chiusa la finestra principale, il Server disconnette tutti i Client e si arresta.</text:p>
        </text:list-item>
      </text:list>
      <text:p text:style-name="P1"/>
      <text:p text:style-name="P1"/>
      <text:p text:style-name="P6">File di Configurazione Locale in XML</text:p>
      <text:p text:style-name="P12"/>
      <text:p text:style-name="P12">All'avvio del sistema, il Server carica dal file di configurazione locale:</text:p>
      <text:list xml:id="list2055611175807925547" text:style-name="L2">
        <text:list-item>
          <text:p text:style-name="P30">L'ultima porta utilizzata per avviare il Server.</text:p>
        </text:list-item>
        <text:list-item>
          <text:p text:style-name="P30">Il numero di ultimi Logs del Server dal salvare in cache.</text:p>
        </text:list-item>
      </text:list>
      <text:p text:style-name="P12"/>
      <text:p text:style-name="P12"/>
      <text:p text:style-name="P6">Cache Locale</text:p>
      <text:p text:style-name="P12"/>
      <text:p text:style-name="P12">Alla chiusura del Server il Sistema salva su file binario gli ultimi N Logs del server. All'avvio, carica dal suddetto file gli ultimi N Logs indicati dall'utente nelle impostazioni nell'area di testo txtFServerLogs.</text:p>
      <text:p text:style-name="P12"/>
      <text:p text:style-name="P12"/>
      <text:p text:style-name="P6">Base di Dati</text:p>
      <text:p text:style-name="P19"/>
      <text:p text:style-name="P21">Il Sistema archivia su base di dati:</text:p>
      <text:list xml:id="list8345331599968156004" text:style-name="L3">
        <text:list-item>
          <text:p text:style-name="P41">I Clients che si connettono a questo e il numero totale di ore spese connesse al <text:soft-page-break/>Server.</text:p>
        </text:list-item>
        <text:list-item>
          <text:p text:style-name="P41">I messaggi che vengono inviati dai vari Clients memorizzando Mittente, Destinatario, Contenuto del Messaggio e Ora di invio.</text:p>
        </text:list-item>
      </text:list>
      <text:p text:style-name="P19"/>
      <text:p text:style-name="P19"/>
      <text:p text:style-name="P6">File di Log in XML</text:p>
      <text:p text:style-name="P10"/>
      <text:p text:style-name="P15">Il Sistema invia una riga di log per i seguenti eventi:</text:p>
      <text:list xml:id="list2946248193137570690" text:style-name="L4">
        <text:list-item>
          <text:p text:style-name="P31">Avvio del Server (porta, data, ora);</text:p>
        </text:list-item>
        <text:list-item>
          <text:p text:style-name="P31">Conness<text:span text:style-name="T4">ione da parte di</text:span> un Client (nome<text:note text:id="ftn1" text:note-class="footnote"><text:note-citation>1</text:note-citation><text:note-body><text:p text:style-name="P24">Per “Nome Client” si intende l'indirizzo email utilizzato dal Client per connettersi al Server.</text:p></text:note-body></text:note>, data, ora);</text:p>
        </text:list-item>
        <text:list-item>
          <text:p text:style-name="P32">Disconnessione di un <text:span text:style-name="T5">C</text:span>lient <text:span text:style-name="T3">(nome, data, ora);</text:span></text:p>
        </text:list-item>
        <text:list-item>
          <text:p text:style-name="P31">Invio di un messaggio da parte di un Client (mittente, destinatario, data, ora);</text:p>
        </text:list-item>
        <text:list-item>
          <text:p text:style-name="P33">Modifica delle impostazioni del Server;</text:p>
        </text:list-item>
        <text:list-item>
          <text:p text:style-name="P33">Eventuali errori durante l'esecuzione del Server;</text:p>
        </text:list-item>
        <text:list-item>
          <text:p text:style-name="P33">Arresto del Server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draw:frame draw:style-name="fr2" draw:name="Image2" text:anchor-type="paragraph" svg:width="6.9252in" svg:height="9.8in" draw:z-index="1"><draw:image xlink:href="Pictures/100002010000032E00000480F8C9824072C97C4A.png" xlink:type="simple" xlink:show="embed" xlink:actuate="onLoad"/></draw:frame><text:soft-page-break/></text:p>
      <text:p text:style-name="P5"><text:soft-page-break/>Client</text:p>
      <text:p text:style-name="P1"/>
      <text:p text:style-name="P5">Vista Dinamica</text:p>
      <text:p text:style-name="P17"/>
      <text:p text:style-name="P18">L'host e la porta da utilizzare per connettersi al Server vengono passati al Client tramite argomenti da linea di comando all'avvio (es. java Client 127.0.0.1 9999).</text:p>
      <text:p text:style-name="P17"/>
      <text:list xml:id="list8327400471657505362" text:style-name="L5">
        <text:list-item>
          <text:p text:style-name="P34">All'avvio dell'applicativo, il Client legge dal file di configurazione l'eventuale Eamil da utilizzare per connettersi al Server e la carica nel campo di testo txtFEmail, e il numero di messaggi da salvare in Cache per ciascuna conversazione, come indicato nel suddetto file locale.</text:p>
        </text:list-item>
        <text:list-item>
          <text:p text:style-name="P34">Quando l'utente preme il pulsante “btnConnect”, il Client si connette al Server, scarica la lista de<text:span text:style-name="T6">i</text:span> Clients connessi e li carica nella Tabella Contatti. <text:span text:style-name="T7">Una volta connesso al Server, questo stesso Button può essere utilizzato per disconnettersi.</text:span></text:p>
        </text:list-item>
        <text:list-item>
          <text:p text:style-name="P40">Lo stato di connessione al Server viene aggiornato impostando il testo della Label lblStatus.</text:p>
        </text:list-item>
        <text:list-item>
          <text:p text:style-name="P37">Viene a questo punto avviato il Thread che si occupa di mantenere la lista dei Contatti aggiornata con periodiche richieste di aggiornamento al Server.</text:p>
        </text:list-item>
        <text:list-item>
          <text:p text:style-name="P34">Tramite il Menu “Strumenti” l'utente può accedere agli Item “Impostazioni” – che apre la finestra contenente le impostazioni relative al Client – e “Statistiche” – che apre la finestra contenente il diagramma a torta relativo al numero di ore che ciascun client è rimasto connesso al Server.</text:p>
        </text:list-item>
        <text:list-item>
          <text:p text:style-name="P37">Nella finestra “Impostazioni <text:span text:style-name="T8">Client</text:span>” è possibile scegliere se salvare l'email da utilizzare per connettersi al Server, e il numero di ultimi messaggi di una conversazione da memorizzare in cache locale.</text:p>
        </text:list-item>
        <text:list-item>
          <text:p text:style-name="P40">All'avvio della finestra “Statistiche Client”, viene inviata una richiesta al Server che invia al Client richiedente le statistiche che ha salvate su Base di Dati: <text:span text:style-name="T9">i primi 5 Client che hanno speso il maggiore numero di ore connessi al Server.</text:span></text:p>
        </text:list-item>
        <text:list-item>
          <text:p text:style-name="P37">L'utente può aprire una nuova finestra di conversazione con un Contatto facendo doppio click sul suo nome nella cella della Tabella “Contatti”.</text:p>
        </text:list-item>
        <text:list-item>
          <text:p text:style-name="P37">Quando viene aperta una nuova finestra di conversazione, il Client carica gli eventuali precedenti messaggi scambiato con il contatto nella txtFConversation.</text:p>
        </text:list-item>
        <text:list-item>
          <text:p text:style-name="P37">Il Client può utilizzare il Button “btnSendMessage” nella finestra di conversazione per inviare il messaggio al contatto con cui sta parlando.</text:p>
        </text:list-item>
        <text:list-item>
          <text:p text:style-name="P38">Nel caso venga chiusa la finestra principale, il Client si disconnette dal Server.</text:p>
        </text:list-item>
      </text:list>
      <text:p text:style-name="P2"/>
      <text:p text:style-name="P2"/>
      <text:p text:style-name="P7">File di Configurazione Locale in XML</text:p>
      <text:p text:style-name="P13"/>
      <text:p text:style-name="P13">All'avvio del sistema, il <text:span text:style-name="T4">Client</text:span> carica dal file di configurazione locale:</text:p>
      <text:list xml:id="list773019605184874861" text:style-name="L6">
        <text:list-item>
          <text:p text:style-name="P35">L'email da utilizzare per la connessione al Server.</text:p>
        </text:list-item>
        <text:list-item>
          <text:p text:style-name="P35"><text:soft-page-break/>Il numero di messaggi da salvare in Cache.</text:p>
        </text:list-item>
      </text:list>
      <text:p text:style-name="P13"/>
      <text:p text:style-name="P13"/>
      <text:p text:style-name="P7">Cache Locale</text:p>
      <text:p text:style-name="P13"/>
      <text:p text:style-name="P14">Alla chiusura <text:span text:style-name="T5">di una finestra di conversazione con un Contatto,</text:span> il Sistema salva su file binario gli ultimi N <text:span text:style-name="T5">messaggi scambiati</text:span>. All'avvio, carica dal suddetto file gli ultimi N <text:span text:style-name="T5">messaggi</text:span> indicati dall'utente nelle impostazioni nell'area di testo <text:span text:style-name="T5">txtFConversation</text:span>.</text:p>
      <text:p text:style-name="P13"/>
      <text:p text:style-name="P13"/>
      <text:p text:style-name="P7">Base di Dati</text:p>
      <text:p text:style-name="P20"/>
      <text:p text:style-name="P22">Il Sistema <text:span text:style-name="T6">non </text:span>archivia <text:span text:style-name="T6">informazioni </text:span>su base di dat<text:span text:style-name="T6">i.</text:span></text:p>
      <text:p text:style-name="P20"/>
      <text:p text:style-name="P20"/>
      <text:p text:style-name="P7">File di Log in XML</text:p>
      <text:p text:style-name="P11"/>
      <text:p text:style-name="P16">Il Sistema invia una riga di log per i seguenti eventi:</text:p>
      <text:list xml:id="list6638923402044475039" text:style-name="L8">
        <text:list-item>
          <text:p text:style-name="P36">Connessione al Server (Host e Porta Server, data, ora);</text:p>
        </text:list-item>
        <text:list-item>
          <text:p text:style-name="P36">Eventuali errori durante l'esecuzione del Client;</text:p>
        </text:list-item>
        <text:list-item>
          <text:p text:style-name="P36">Modifica delle impostazioni del Client (data, ora, impostazione modificata e nuovo valore impostato);</text:p>
        </text:list-item>
        <text:list-item>
          <text:p text:style-name="P36">Viasulizzazione del pannello delle statistiche (data, ora);</text:p>
        </text:list-item>
        <text:list-item>
          <text:p text:style-name="P36">Chiusura del Client (data, ora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13:35.096459290</meta:creation-date>
    <dc:date>2016-02-08T11:14:50.232509432</dc:date>
    <meta:editing-duration>PT3H6S</meta:editing-duration>
    <meta:editing-cycles>18</meta:editing-cycles>
    <meta:generator>LibreOffice/5.0.4.2$Linux_X86_64 LibreOffice_project/00m0$Build-2</meta:generator>
    <meta:document-statistic meta:table-count="0" meta:image-count="2" meta:object-count="0" meta:page-count="7" meta:paragraph-count="67" meta:word-count="962" meta:character-count="6117" meta:non-whitespace-character-count="5259"/>
  </office:meta>
</office:document-meta>
</file>